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302cm" svg:height="13.015cm" svg:x="9.802cm" svg:y="2.072cm">
            <draw:object draw:notify-on-update-of-ranges="Sheet1.B4:Sheet1.B4 Sheet1.B5:Sheet1.B23 Sheet1.C4:Sheet1.C4 Sheet1.C5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109cm" svg:height="14.502cm" svg:x="9.94cm" svg:y="16.017cm">
            <draw:object draw:notify-on-update-of-ranges="Sheet1.A4:Sheet1.A4 Sheet1.A5:Sheet1.A23 Sheet1.B4:Sheet1.B4 Sheet1.B5:Sheet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Iout (m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648" calcext:value-type="float">
            <text:p>1.6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789" calcext:value-type="float">
            <text:p>1.78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828" calcext:value-type="float">
            <text:p>1.82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926" calcext:value-type="float">
            <text:p>1.92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.052" calcext:value-type="float">
            <text:p>2.05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79" calcext:value-type="float">
            <text:p>2.17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.286" calcext:value-type="float">
            <text:p>2.28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.4" calcext:value-type="float">
            <text:p>2.4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2.607" calcext:value-type="float">
            <text:p>2.607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2.765" calcext:value-type="float">
            <text:p>2.76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992" calcext:value-type="float">
            <text:p>2.992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206" calcext:value-type="float">
            <text:p>3.206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58" calcext:value-type="float">
            <text:p>3.58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89" calcext:value-type="float">
            <text:p>3.89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27" calcext:value-type="float">
            <text:p>4.27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51" calcext:value-type="float">
            <text:p>4.51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83" calcext:value-type="float">
            <text:p>4.83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5.5" calcext:value-type="float">
            <text:p>5.5</text:p>
          </table:table-cell>
          <table:table-cell office:value-type="float" office:value="12.4" calcext:value-type="float">
            <text:p>1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3:59.065964298</meta:creation-date>
    <dc:date>2023-09-06T15:37:19.404589341</dc:date>
    <meta:editing-duration>PT13M19S</meta:editing-duration>
    <meta:editing-cycles>3</meta:editing-cycles>
    <meta:generator>LibreOffice/6.4.7.2$Linux_X86_64 LibreOffice_project/40$Build-2</meta:generator>
    <meta:document-statistic meta:table-count="1" meta:cell-count="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03cm" svg:height="13.016cm" xlink:href=".." xlink:type="simple" chart:class="chart:scatter" chart:style-name="ch1">
        <chart:plot-area chart:style-name="ch2" table:cell-range-address="Sheet1.B4:Sheet1.C23" chart:data-source-has-labels="row" svg:x="0.393cm" svg:y="0.385cm" svg:width="21.232cm" svg:height="12.116cm">
          <chartooo:coordinate-region svg:x="1.014cm" svg:y="0.584cm" svg:width="20.517cm" svg:height="11.27cm"/>
          <chart:axis chart:dimension="x" chart:name="primary-x" chart:style-name="ch3">
            <chart:title svg:x="10.621cm" svg:y="12.456cm" chart:style-name="ch4">
              <text:p>Vout</text:p>
            </chart:title>
          </chart:axis>
          <chart:axis chart:dimension="y" chart:name="primary-y" chart:style-name="ch3">
            <chart:title svg:x="0cm" svg:y="7.148cm" chart:style-name="ch5">
              <text:p>Iout (mA)</text:p>
            </chart:title>
            <chart:grid chart:style-name="ch6" chart:class="major"/>
          </chart:axis>
          <chart:series chart:style-name="ch7" chart:values-cell-range-address="Sheet1.C5:Sheet1.C23" chart:label-cell-address="Sheet1.C4:Sheet1.C4" chart:class="chart:scatter">
            <chart:domain table:cell-range-address="Sheet1.B5:Sheet1.B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out (mA)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5:Sheet1.B23</svg:desc>
                </draw:g>
              </table:table-cell>
              <table:table-cell office:value-type="float" office:value="0">
                <text:p>0</text:p>
                <draw:g>
                  <svg:desc>Sheet1.C5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8">
                <text:p>1.6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89">
                <text:p>1.7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28">
                <text:p>1.8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6">
                <text:p>1.92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2">
                <text:p>2.05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79">
                <text:p>2.17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86">
                <text:p>2.28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">
                <text:p>2.4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07">
                <text:p>2.60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65">
                <text:p>2.76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2">
                <text:p>2.99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06">
                <text:p>3.20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8">
                <text:p>3.5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9">
                <text:p>3.89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7">
                <text:p>4.27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1">
                <text:p>4.5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3">
                <text:p>4.83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">
                <text:p>5.5</text:p>
              </table:table-cell>
              <table:table-cell office:value-type="float" office:value="12.4">
                <text:p>1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1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1cm" svg:height="14.503cm" xlink:href=".." xlink:type="simple" chart:class="chart:scatter" chart:style-name="ch1">
        <chart:plot-area chart:style-name="ch2" table:cell-range-address="Sheet1.A4:Sheet1.B23" chart:data-source-has-labels="row" svg:x="0.834cm" svg:y="0.238cm" svg:width="20.955cm" svg:height="13.403cm">
          <chartooo:coordinate-region svg:x="1.27cm" svg:y="0.438cm" svg:width="20.425cm" svg:height="12.556cm"/>
          <chart:axis chart:dimension="x" chart:name="primary-x" chart:style-name="ch3">
            <chart:title svg:x="11.016cm" svg:y="13.931cm" chart:style-name="ch4">
              <text:p>Vin</text:p>
            </chart:title>
          </chart:axis>
          <chart:axis chart:dimension="y" chart:name="primary-y" chart:style-name="ch3">
            <chart:title svg:x="0cm" svg:y="7.327cm" chart:style-name="ch5">
              <text:p>Vout</text:p>
            </chart:title>
            <chart:grid chart:style-name="ch6" chart:class="major"/>
          </chart:axis>
          <chart:series chart:style-name="ch7" chart:values-cell-range-address="Sheet1.B5:Sheet1.B23" chart:label-cell-address="Sheet1.B4:Sheet1.B4" chart:class="chart:scatter">
            <chart:domain table:cell-range-address="Sheet1.A5:Sheet1.A23"/>
            <chart:regression-curve chart:style-name="ch8">
              <chart:equation chart:display-equation="true" chart:display-r-square="false" svg:x="9.685cm" svg:y="8.502cm" chart:style-name="ch9"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23</svg:desc>
                </draw:g>
              </table:table-cell>
              <table:table-cell office:value-type="float" office:value="0.1">
                <text:p>0.1</text:p>
                <draw:g>
                  <svg:desc>Sheet1.B5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7">
                <text:p>1.67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">
                <text:p>1.81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">
                <text:p>1.85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">
                <text:p>1.95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7">
                <text:p>2.07</text:p>
              </table:table-cell>
              <table:table-cell office:value-type="float" office:value="2.052">
                <text:p>2.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1">
                <text:p>2.31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2">
                <text:p>2.4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3">
                <text:p>2.63</text:p>
              </table:table-cell>
              <table:table-cell office:value-type="float" office:value="2.607">
                <text:p>2.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9">
                <text:p>2.79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2">
                <text:p>3.02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4">
                <text:p>3.24</text:p>
              </table:table-cell>
              <table:table-cell office:value-type="float" office:value="3.206">
                <text:p>3.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1">
                <text:p>3.61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3">
                <text:p>3.9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2">
                <text:p>4.3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6">
                <text:p>4.5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8">
                <text:p>4.8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4">
                <text:p>4.94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